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44cm" fo:min-width="5.34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639cm" fo:min-width="5.342cm"/>
      <style:paragraph-properties style:writing-mode="lr-tb"/>
    </style:style>
    <style:style style:name="gr5" style:family="graphic" style:parent-style-name="standard">
      <style:graphic-properties draw:fill-color="#ffffff" draw:opacity="0%" draw:textarea-horizontal-align="justify" draw:textarea-vertical-align="middle" draw:auto-grow-height="false" fo:min-height="16.26cm" fo:min-width="17.28cm"/>
    </style:style>
    <style:style style:name="gr6" style:family="graphic" style:parent-style-name="standard">
      <style:graphic-properties draw:fill-color="#ffffff" draw:opacity="0%" draw:textarea-horizontal-align="justify" draw:textarea-vertical-align="middle" draw:auto-grow-height="false" fo:min-height="1.909cm" fo:min-width="4.58cm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 draw:opacity="0%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711cm" svg:height="0.962cm" svg:x="1.762cm" svg:y="1.635cm">
          <draw:text-box>
            <text:p text:style-name="P1"><text:span text:style-name="T1">Confi</text:span><text:span text:style-name="T1">gurati</text:span><text:span text:style-name="T1">on-</text:span><text:span text:style-name="T1">As-A-</text:span><text:span text:style-name="T1">Servic</text:span><text:span text:style-name="T1">e </text:span><text:span text:style-name="T1">Archit</text:span><text:span text:style-name="T1">ecture</text:span></text:p>
          </draw:text-box>
        </draw:frame>
        <draw:custom-shape draw:style-name="gr2" draw:text-style-name="P4" draw:layer="layout" svg:width="5.842cm" svg:height="2.794cm" svg:x="7.985cm" svg:y="6.207cm">
          <text:p text:style-name="P3">CAAS-UI</text:p>
          <text:p text:style-name="P3">(React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42cm" svg:height="2.794cm" svg:x="12.176cm" svg:y="15.605cm">
          <text:p text:style-name="P3">keycloak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5.842cm" svg:height="2.794cm" svg:x="8.112cm" svg:y="10.525cm">
          <text:p text:style-name="P3">CAAS-API</text:p>
          <text:p text:style-name="P3">(Java SpringBoot)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842cm" svg:height="2.794cm" svg:x="3.921cm" svg:y="15.605cm">
          <text:p text:style-name="P3">redislabs/redismod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033cm" svg:y1="9.128cm" svg:x2="11.033cm" svg:y2="10.525cm">
          <text:p/>
        </draw:line>
        <draw:line draw:style-name="gr3" draw:text-style-name="P5" draw:layer="layout" svg:x1="10.906cm" svg:y1="13.319cm" svg:x2="6.969cm" svg:y2="15.605cm">
          <text:p/>
        </draw:line>
        <draw:line draw:style-name="gr3" draw:text-style-name="P5" draw:layer="layout" svg:x1="10.906cm" svg:y1="13.319cm" svg:x2="15.478cm" svg:y2="15.605cm">
          <text:p/>
        </draw:line>
        <draw:custom-shape draw:style-name="gr4" draw:text-style-name="P4" draw:layer="layout" svg:width="5.842cm" svg:height="0.889cm" svg:x="7.985cm" svg:y="5.391cm">
          <text:p text:style-name="P3">NGINX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.78cm" svg:height="16.51cm" svg:x="2.27cm" svg:y="3.159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2.509cm" svg:height="0.962cm" svg:x="2.397cm" svg:y="3.286cm">
          <draw:text-box>
            <text:p>Docker</text:p>
          </draw:text-box>
        </draw:frame>
        <draw:custom-shape draw:style-name="gr6" draw:text-style-name="P6" xml:id="id2" draw:id="id2" draw:layer="layout" svg:width="5.08cm" svg:height="2.159cm" svg:x="8.493cm" svg:y="20.685cm">
          <text:p text:style-name="P3">Clients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line-skew="-6.23cm" svg:x1="8.112cm" svg:y1="11.922cm" svg:x2="8.493cm" svg:y2="21.764cm" draw:start-shape="id1" draw:start-glue-point="3" draw:end-shape="id2" draw:end-glue-point="3" svg:d="M8112 11922h-6731v9842h7112" svg:viewBox="0 0 7113 9843">
          <text:p/>
        </draw:connector>
        <draw:frame draw:style-name="gr1" draw:text-style-name="P7" draw:layer="layout" svg:width="2.161cm" svg:height="0.962cm" svg:x="3.919cm" svg:y="20.812cm">
          <draw:text-box>
            <text:p>HTTP</text:p>
          </draw:text-box>
        </draw:frame>
        <draw:connector draw:style-name="gr7" draw:text-style-name="P5" draw:layer="layout" draw:line-skew="5.976cm" svg:x1="13.954cm" svg:y1="11.922cm" svg:x2="13.573cm" svg:y2="21.764cm" draw:start-shape="id1" draw:start-glue-point="1" draw:end-shape="id2" svg:d="M13954 11922h6477v9842h-6858" svg:viewBox="0 0 6859 9843">
          <text:p/>
        </draw:connector>
        <draw:frame draw:style-name="gr1" draw:text-style-name="P7" draw:layer="layout" svg:width="3.495cm" svg:height="0.962cm" svg:x="15.097cm" svg:y="20.812cm">
          <draw:text-box>
            <text:p>websocke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6:01:27.111519301</meta:creation-date>
    <dc:date>2021-05-15T16:54:47.396819672</dc:date>
    <meta:editing-duration>PT12M49S</meta:editing-duration>
    <meta:editing-cycles>2</meta:editing-cycles>
    <meta:generator>LibreOffice/6.4.6.2$Linux_X86_64 LibreOffice_project/40$Build-2</meta:generator>
    <meta:document-statistic meta:object-count="16"/>
  </office:meta>
</office:document-meta>
</file>